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1.2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uesta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Marca temporal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úmero de teléfono</text:p>
          </table:table-cell>
          <table:table-cell table:style-name="ce5" office:value-type="string" calcext:value-type="string">
            <text:p>¿Usted Cocina?</text:p>
          </table:table-cell>
          <table:table-cell table:style-name="ce5" office:value-type="string" calcext:value-type="string">
            <text:p>¿En qué horario realizas las compras para la comida?</text:p>
          </table:table-cell>
          <table:table-cell table:style-name="ce5" office:value-type="string" calcext:value-type="string">
            <text:p>¿Para cuántas personas cocinas normalmente?</text:p>
          </table:table-cell>
          <table:table-cell table:style-name="ce5" office:value-type="string" calcext:value-type="string">
            <text:p>¿A qué hora tienes lista la comida regularmente?</text:p>
          </table:table-cell>
          <table:table-cell table:style-name="ce5" office:value-type="string" calcext:value-type="string">
            <text:p>¿Te sobra comida preparada?</text:p>
          </table:table-cell>
          <table:table-cell table:style-name="ce5" office:value-type="string" calcext:value-type="string">
            <text:p>¿Cuántas porciones?</text:p>
          </table:table-cell>
          <table:table-cell table:style-name="ce5" office:value-type="string" calcext:value-type="string">
            <text:p>¿Crees que podrías agregar una porción mas ?</text:p>
          </table:table-cell>
          <table:table-cell table:style-name="ce5" office:value-type="string" calcext:value-type="string">
            <text:p>¿Venderías esa comida ?</text:p>
          </table:table-cell>
          <table:table-cell table:style-name="ce5" office:value-type="string" calcext:value-type="string">
            <text:p>¿Tienes y usas WhatsApp?</text:p>
          </table:table-cell>
          <table:table-cell table:style-name="ce5" office:value-type="string" calcext:value-type="string">
            <text:p>¿Tienes y usas Facebook?</text:p>
          </table:table-cell>
          <table:table-cell table:style-name="ce1" office:value-type="string" calcext:value-type="string">
            <text:p>Comentarios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3-01T15:35:28.88" calcext:value-type="date">
            <text:p>3/1/2023 15:35:28</text:p>
          </table:table-cell>
          <table:table-cell table:style-name="ce3" office:value-type="string" calcext:value-type="string">
            <text:p>Jiménez Días Estel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37:48.8" calcext:value-type="date">
            <text:p>3/1/2023 15:37:48</text:p>
          </table:table-cell>
          <table:table-cell table:style-name="ce4" office:value-type="string" calcext:value-type="string">
            <text:p>Carina Gracia </text:p>
          </table:table-cell>
          <table:table-cell table:style-name="ce4" office:value-type="float" office:value="7714202001" calcext:value-type="float">
            <text:p>7714202001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38:53.93" calcext:value-type="date">
            <text:p>3/1/2023 15:38:53</text:p>
          </table:table-cell>
          <table:table-cell table:style-name="ce4" office:value-type="string" calcext:value-type="string">
            <text:p>Rosario Raquel Lopez Sanchez</text:p>
          </table:table-cell>
          <table:table-cell table:style-name="ce4" office:value-type="float" office:value="5512734990" calcext:value-type="float">
            <text:p>551273499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39:48.17" calcext:value-type="date">
            <text:p>3/1/2023 15:39:48</text:p>
          </table:table-cell>
          <table:table-cell table:style-name="ce4" office:value-type="string" calcext:value-type="string">
            <text:p>Liliana Gonzales Lopez</text:p>
          </table:table-cell>
          <table:table-cell table:style-name="ce4" office:value-type="float" office:value="7714278981" calcext:value-type="float">
            <text:p>7714278981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medio plato o men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40:34.94" calcext:value-type="date">
            <text:p>3/1/2023 15:40:34</text:p>
          </table:table-cell>
          <table:table-cell table:style-name="ce4" office:value-type="string" calcext:value-type="string">
            <text:p>Maria Vázquez Gonzales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48:48.82" calcext:value-type="date">
            <text:p>3/1/2023 15:48:48</text:p>
          </table:table-cell>
          <table:table-cell table:style-name="ce4" office:value-type="string" calcext:value-type="string">
            <text:p>Refugio Garcia Cru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5 a.m. a 10 de la mañana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49:55.58" calcext:value-type="date">
            <text:p>3/1/2023 15:49:55</text:p>
          </table:table-cell>
          <table:table-cell table:style-name="ce4" office:value-type="string" calcext:value-type="string">
            <text:p>Rosaura Bravo Olver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0:35.5" calcext:value-type="date">
            <text:p>3/1/2023 15:50:35</text:p>
          </table:table-cell>
          <table:table-cell table:style-name="ce4" office:value-type="string" calcext:value-type="string">
            <text:p>Arleth Reyn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1:18.94" calcext:value-type="date">
            <text:p>3/1/2023 15:51:18</text:p>
          </table:table-cell>
          <table:table-cell table:style-name="ce4" office:value-type="string" calcext:value-type="string">
            <text:p>Amanda Gome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2:29.87" calcext:value-type="date">
            <text:p>3/1/2023 15:52:29</text:p>
          </table:table-cell>
          <table:table-cell table:style-name="ce4" office:value-type="string" calcext:value-type="string">
            <text:p>Magdalena Martínez </text:p>
          </table:table-cell>
          <table:table-cell table:style-name="ce4" office:value-type="float" office:value="5621931715" calcext:value-type="float">
            <text:p>5621931715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3:04.37" calcext:value-type="date">
            <text:p>3/1/2023 15:53:04</text:p>
          </table:table-cell>
          <table:table-cell table:style-name="ce4" office:value-type="string" calcext:value-type="string">
            <text:p>Susana Gonzales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3:57.5" calcext:value-type="date">
            <text:p>3/1/2023 15:53:57</text:p>
          </table:table-cell>
          <table:table-cell table:style-name="ce4" office:value-type="string" calcext:value-type="string">
            <text:p>Silvia Valde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4:36.48" calcext:value-type="date">
            <text:p>3/1/2023 15:54:36</text:p>
          </table:table-cell>
          <table:table-cell table:style-name="ce4" office:value-type="string" calcext:value-type="string">
            <text:p>Rosa Isel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5:48.28" calcext:value-type="date">
            <text:p>3/1/2023 15:55:48</text:p>
          </table:table-cell>
          <table:table-cell table:style-name="ce4" office:value-type="string" calcext:value-type="string">
            <text:p>Ana Victoria Pedraza </text:p>
          </table:table-cell>
          <table:table-cell table:style-name="ce4" office:value-type="float" office:value="7732890137" calcext:value-type="float">
            <text:p>7732890137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Nunca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6:45.45" calcext:value-type="date">
            <text:p>3/1/2023 15:56:45</text:p>
          </table:table-cell>
          <table:table-cell table:style-name="ce4" office:value-type="string" calcext:value-type="string">
            <text:p>Lilia San Juan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7:31.14" calcext:value-type="date">
            <text:p>3/1/2023 15:57:31</text:p>
          </table:table-cell>
          <table:table-cell table:style-name="ce4" office:value-type="string" calcext:value-type="string">
            <text:p>Erika Monterrubi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8:29.34" calcext:value-type="date">
            <text:p>3/1/2023 15:58:29</text:p>
          </table:table-cell>
          <table:table-cell table:style-name="ce4" office:value-type="string" calcext:value-type="string">
            <text:p>Maria de los Angeles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5:59:07.44" calcext:value-type="date">
            <text:p>3/1/2023 15:59:07</text:p>
          </table:table-cell>
          <table:table-cell table:style-name="ce4" office:value-type="string" calcext:value-type="string">
            <text:p>Jesus Castill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00:50.54" calcext:value-type="date">
            <text:p>3/1/2023 16:00:50</text:p>
          </table:table-cell>
          <table:table-cell table:style-name="ce4" office:value-type="string" calcext:value-type="string">
            <text:p>Maria Juana 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01:15.64" calcext:value-type="date">
            <text:p>3/1/2023 16:01:15</text:p>
          </table:table-cell>
          <table:table-cell table:style-name="ce4" office:value-type="string" calcext:value-type="string">
            <text:p>Reyn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07:51.21" calcext:value-type="date">
            <text:p>3/1/2023 16:07:51</text:p>
          </table:table-cell>
          <table:table-cell table:style-name="ce4" office:value-type="string" calcext:value-type="string">
            <text:p>Lorena Jiménez Reyes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08:59.85" calcext:value-type="date">
            <text:p>3/1/2023 16:08:59</text:p>
          </table:table-cell>
          <table:table-cell table:style-name="ce4" office:value-type="string" calcext:value-type="string">
            <text:p>Maria Ángeles Rosa Guadalupe 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09:42.11" calcext:value-type="date">
            <text:p>3/1/2023 16:09:42</text:p>
          </table:table-cell>
          <table:table-cell table:style-name="ce4" office:value-type="string" calcext:value-type="string">
            <text:p>janeth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0:40.64" calcext:value-type="date">
            <text:p>3/1/2023 16:10:40</text:p>
          </table:table-cell>
          <table:table-cell table:style-name="ce4" office:value-type="string" calcext:value-type="string">
            <text:p>Maria de la Luz Estrad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1:55.2" calcext:value-type="date">
            <text:p>3/1/2023 16:11:55</text:p>
          </table:table-cell>
          <table:table-cell table:style-name="ce4" office:value-type="string" calcext:value-type="string">
            <text:p>Mari Carmen </text:p>
          </table:table-cell>
          <table:table-cell table:style-name="ce4" office:value-type="float" office:value="7711772787" calcext:value-type="float">
            <text:p>7711772787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2:31.5" calcext:value-type="date">
            <text:p>3/1/2023 16:12:31</text:p>
          </table:table-cell>
          <table:table-cell table:style-name="ce4" office:value-type="string" calcext:value-type="string">
            <text:p>Alicia Hernandez </text:p>
          </table:table-cell>
          <table:table-cell table:style-name="ce4" office:value-type="float" office:value="77322711113" calcext:value-type="float">
            <text:p>77322711113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2:58.21" calcext:value-type="date">
            <text:p>3/1/2023 16:12:58</text:p>
          </table:table-cell>
          <table:table-cell table:style-name="ce4" office:value-type="string" calcext:value-type="string">
            <text:p>cecili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3:36.14" calcext:value-type="date">
            <text:p>3/1/2023 16:13:36</text:p>
          </table:table-cell>
          <table:table-cell table:style-name="ce4" office:value-type="string" calcext:value-type="string">
            <text:p>Martha Hernández Pére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4:17.28" calcext:value-type="date">
            <text:p>3/1/2023 16:14:17</text:p>
          </table:table-cell>
          <table:table-cell table:style-name="ce4" office:value-type="string" calcext:value-type="string">
            <text:p>Ana Rosa Laura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5:16.33" calcext:value-type="date">
            <text:p>3/1/2023 16:15:16</text:p>
          </table:table-cell>
          <table:table-cell table:style-name="ce4" office:value-type="string" calcext:value-type="string">
            <text:p>Fabia Izamar </text:p>
          </table:table-cell>
          <table:table-cell table:style-name="ce4" office:value-type="float" office:value="5625771262" calcext:value-type="float">
            <text:p>5625771262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6:02.38" calcext:value-type="date">
            <text:p>3/1/2023 16:16:02</text:p>
          </table:table-cell>
          <table:table-cell table:style-name="ce4" office:value-type="string" calcext:value-type="string">
            <text:p>Esmeralda Lázar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6:37.66" calcext:value-type="date">
            <text:p>3/1/2023 16:16:37</text:p>
          </table:table-cell>
          <table:table-cell table:style-name="ce4" office:value-type="string" calcext:value-type="string">
            <text:p>Lamberte Gonzáles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7:17.9" calcext:value-type="date">
            <text:p>3/1/2023 16:17:17</text:p>
          </table:table-cell>
          <table:table-cell table:style-name="ce4" office:value-type="string" calcext:value-type="string">
            <text:p>Maria Fernanda Mendiol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8:00.58" calcext:value-type="date">
            <text:p>3/1/2023 16:18:00</text:p>
          </table:table-cell>
          <table:table-cell table:style-name="ce4" office:value-type="string" calcext:value-type="string">
            <text:p>Maria Isabela de la purísima concepción 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18:54.59" calcext:value-type="date">
            <text:p>3/1/2023 16:18:54</text:p>
          </table:table-cell>
          <table:table-cell table:style-name="ce4" office:value-type="string" calcext:value-type="string">
            <text:p>Yolanda Estrad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0:33.87" calcext:value-type="date">
            <text:p>3/1/2023 16:20:33</text:p>
          </table:table-cell>
          <table:table-cell table:style-name="ce4" office:value-type="string" calcext:value-type="string">
            <text:p>Selena Marcian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1:27.96" calcext:value-type="date">
            <text:p>3/1/2023 16:21:27</text:p>
          </table:table-cell>
          <table:table-cell table:style-name="ce4" office:value-type="string" calcext:value-type="string">
            <text:p>Maria Magdalen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medio plato o men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2:11.53" calcext:value-type="date">
            <text:p>3/1/2023 16:22:11</text:p>
          </table:table-cell>
          <table:table-cell table:style-name="ce4" office:value-type="string" calcext:value-type="string">
            <text:p>Virginia Riverón Castill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2:56.82" calcext:value-type="date">
            <text:p>3/1/2023 16:22:56</text:p>
          </table:table-cell>
          <table:table-cell table:style-name="ce4" office:value-type="string" calcext:value-type="string">
            <text:p>Maria Graciela Lopez Brav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3:40.89" calcext:value-type="date">
            <text:p>3/1/2023 16:23:40</text:p>
          </table:table-cell>
          <table:table-cell table:style-name="ce4" office:value-type="string" calcext:value-type="string">
            <text:p>Jennifer Catillo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4:40.03" calcext:value-type="date">
            <text:p>3/1/2023 16:24:40</text:p>
          </table:table-cell>
          <table:table-cell table:style-name="ce4" office:value-type="string" calcext:value-type="string">
            <text:p>Carla Gonzales </text:p>
          </table:table-cell>
          <table:table-cell table:style-name="ce4" office:value-type="float" office:value="7731959960" calcext:value-type="float">
            <text:p>773195996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5:24.66" calcext:value-type="date">
            <text:p>3/1/2023 16:25:24</text:p>
          </table:table-cell>
          <table:table-cell table:style-name="ce4" office:value-type="string" calcext:value-type="string">
            <text:p>Maria Luisa Mendoz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6:45.71" calcext:value-type="date">
            <text:p>3/1/2023 16:26:45</text:p>
          </table:table-cell>
          <table:table-cell table:style-name="ce4" office:value-type="string" calcext:value-type="string">
            <text:p>Monica Marlen Mendoza Montana </text:p>
          </table:table-cell>
          <table:table-cell table:style-name="ce4" office:value-type="float" office:value="7731860248" calcext:value-type="float">
            <text:p>773186024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7:32.72" calcext:value-type="date">
            <text:p>3/1/2023 16:27:32</text:p>
          </table:table-cell>
          <table:table-cell table:style-name="ce4" office:value-type="string" calcext:value-type="string">
            <text:p>Teresa </text:p>
          </table:table-cell>
          <table:table-cell table:style-name="ce4" office:value-type="float" office:value="7732245911" calcext:value-type="float">
            <text:p>7732245911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8:19.98" calcext:value-type="date">
            <text:p>3/1/2023 16:28:19</text:p>
          </table:table-cell>
          <table:table-cell table:style-name="ce4" office:value-type="string" calcext:value-type="string">
            <text:p>Lisbeth Gonzales </text:p>
          </table:table-cell>
          <table:table-cell table:style-name="ce4" office:value-type="float" office:value="7732002025" calcext:value-type="float">
            <text:p>7732002025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1T16:29:53.3" calcext:value-type="date">
            <text:p>3/1/2023 16:29:53</text:p>
          </table:table-cell>
          <table:table-cell table:style-name="ce4" office:value-type="string" calcext:value-type="string">
            <text:p>Nelvis Liliana</text:p>
          </table:table-cell>
          <table:table-cell table:style-name="ce4" office:value-type="float" office:value="7731402856" calcext:value-type="float">
            <text:p>773140285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15:40.27" calcext:value-type="date">
            <text:p>3/2/2023 21:15:40</text:p>
          </table:table-cell>
          <table:table-cell table:style-name="ce4" office:value-type="string" calcext:value-type="string">
            <text:p>Paulin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17:00.93" calcext:value-type="date">
            <text:p>3/2/2023 21:17:00</text:p>
          </table:table-cell>
          <table:table-cell table:style-name="ce4" office:value-type="string" calcext:value-type="string">
            <text:p>Maria Guadalupe Lun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19:08.35" calcext:value-type="date">
            <text:p>3/2/2023 21:19:08</text:p>
          </table:table-cell>
          <table:table-cell table:style-name="ce4" office:value-type="string" calcext:value-type="string">
            <text:p>Juana Estrad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20:55.51" calcext:value-type="date">
            <text:p>3/2/2023 21:20:55</text:p>
          </table:table-cell>
          <table:table-cell table:style-name="ce4" office:value-type="string" calcext:value-type="string">
            <text:p>Victoria Martínez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24:12.63" calcext:value-type="date">
            <text:p>3/2/2023 21:24:12</text:p>
          </table:table-cell>
          <table:table-cell table:style-name="ce4" office:value-type="string" calcext:value-type="string">
            <text:p>María Martínez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26:15.91" calcext:value-type="date">
            <text:p>3/2/2023 21:26:15</text:p>
          </table:table-cell>
          <table:table-cell table:style-name="ce4" office:value-type="string" calcext:value-type="string">
            <text:p>Elia Garcí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Algunas veces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28:52.37" calcext:value-type="date">
            <text:p>3/2/2023 21:28:52</text:p>
          </table:table-cell>
          <table:table-cell table:style-name="ce4" office:value-type="string" calcext:value-type="string">
            <text:p>Ema Reyes Estrad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Algunas veces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30:40.56" calcext:value-type="date">
            <text:p>3/2/2023 21:30:40</text:p>
          </table:table-cell>
          <table:table-cell table:style-name="ce4" office:value-type="string" calcext:value-type="string">
            <text:p>Joe Biden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32:27.59" calcext:value-type="date">
            <text:p>3/2/2023 21:32:27</text:p>
          </table:table-cell>
          <table:table-cell table:style-name="ce4" office:value-type="string" calcext:value-type="string">
            <text:p>María Laur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34:44.78" calcext:value-type="date">
            <text:p>3/2/2023 21:34:44</text:p>
          </table:table-cell>
          <table:table-cell table:style-name="ce4" office:value-type="string" calcext:value-type="string">
            <text:p>Lucia Islas Flores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37:19.7" calcext:value-type="date">
            <text:p>3/2/2023 21:37:19</text:p>
          </table:table-cell>
          <table:table-cell table:style-name="ce4" office:value-type="string" calcext:value-type="string">
            <text:p>Silvia Maya Hernández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40:53.6" calcext:value-type="date">
            <text:p>3/2/2023 21:40:53</text:p>
          </table:table-cell>
          <table:table-cell table:style-name="ce4" office:value-type="string" calcext:value-type="string">
            <text:p>Maribel Lun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42:27.46" calcext:value-type="date">
            <text:p>3/2/2023 21:42:27</text:p>
          </table:table-cell>
          <table:table-cell table:style-name="ce4" office:value-type="string" calcext:value-type="string">
            <text:p>Renata Valde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44:14.4" calcext:value-type="date">
            <text:p>3/2/2023 21:44:14</text:p>
          </table:table-cell>
          <table:table-cell table:style-name="ce4" office:value-type="string" calcext:value-type="string">
            <text:p>Rosario del Monte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47:02.66" calcext:value-type="date">
            <text:p>3/2/2023 21:47:02</text:p>
          </table:table-cell>
          <table:table-cell table:style-name="ce4" office:value-type="string" calcext:value-type="string">
            <text:p>Maribel Carmon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o apli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49:08.99" calcext:value-type="date">
            <text:p>3/2/2023 21:49:08</text:p>
          </table:table-cell>
          <table:table-cell table:style-name="ce4" office:value-type="string" calcext:value-type="string">
            <text:p>Aidé Angeles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0:55.18" calcext:value-type="date">
            <text:p>3/2/2023 21:50:55</text:p>
          </table:table-cell>
          <table:table-cell table:style-name="ce4" office:value-type="string" calcext:value-type="string">
            <text:p>Isabel Domínguez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2:34.86" calcext:value-type="date">
            <text:p>3/2/2023 21:52:34</text:p>
          </table:table-cell>
          <table:table-cell table:style-name="ce4" office:value-type="string" calcext:value-type="string">
            <text:p>Lourdes </text:p>
          </table:table-cell>
          <table:table-cell table:style-name="ce4" office:value-type="float" office:value="5634036595" calcext:value-type="float">
            <text:p>5634036595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4:21.69" calcext:value-type="date">
            <text:p>3/2/2023 21:54:21</text:p>
          </table:table-cell>
          <table:table-cell table:style-name="ce4" office:value-type="string" calcext:value-type="string">
            <text:p>Susana Alejandra Villán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Algunas veces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6:31.3" calcext:value-type="date">
            <text:p>3/2/2023 21:56:31</text:p>
          </table:table-cell>
          <table:table-cell table:style-name="ce4" office:value-type="string" calcext:value-type="string">
            <text:p>Katie Castillo</text:p>
          </table:table-cell>
          <table:table-cell table:style-name="ce4" office:value-type="float" office:value="7732191393" calcext:value-type="float">
            <text:p>7732191393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7:46.94" calcext:value-type="date">
            <text:p>3/2/2023 21:57:46</text:p>
          </table:table-cell>
          <table:table-cell table:style-name="ce4" office:value-type="string" calcext:value-type="string">
            <text:p>Viviana Gonzales</text:p>
          </table:table-cell>
          <table:table-cell table:style-name="ce4" office:value-type="float" office:value="7731089636" calcext:value-type="float">
            <text:p>773108963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1:59:34.84" calcext:value-type="date">
            <text:p>3/2/2023 21:59:34</text:p>
          </table:table-cell>
          <table:table-cell table:style-name="ce4" office:value-type="string" calcext:value-type="string">
            <text:p>Lizbeth Hernández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Después de las 5 de la tarde</text:p>
          </table:table-cell>
          <table:table-cell table:style-name="ce4" office:value-type="string" calcext:value-type="string">
            <text:p>Algunas veces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00:56.3" calcext:value-type="date">
            <text:p>3/2/2023 22:00:56</text:p>
          </table:table-cell>
          <table:table-cell table:style-name="ce4" office:value-type="string" calcext:value-type="string">
            <text:p>Sonia Vazques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07:50.08" calcext:value-type="date">
            <text:p>3/2/2023 22:07:50</text:p>
          </table:table-cell>
          <table:table-cell table:style-name="ce4" office:value-type="string" calcext:value-type="string">
            <text:p>Cecilia Garcí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09:22.18" calcext:value-type="date">
            <text:p>3/2/2023 22:09:22</text:p>
          </table:table-cell>
          <table:table-cell table:style-name="ce4" office:value-type="string" calcext:value-type="string">
            <text:p>Paula Marcel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medio plato o meno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11:34.7" calcext:value-type="date">
            <text:p>3/2/2023 22:11:34</text:p>
          </table:table-cell>
          <table:table-cell table:style-name="ce4" office:value-type="string" calcext:value-type="string">
            <text:p>María Isabel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style-name="ce4" office:value-type="string" calcext:value-type="string">
            <text:p>no aplica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14:32.09" calcext:value-type="date">
            <text:p>3/2/2023 22:14:32</text:p>
          </table:table-cell>
          <table:table-cell table:style-name="ce4" office:value-type="string" calcext:value-type="string">
            <text:p>Isabel Vázquez Valenci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15:37.3" calcext:value-type="date">
            <text:p>3/2/2023 22:15:37</text:p>
          </table:table-cell>
          <table:table-cell table:style-name="ce4" office:value-type="string" calcext:value-type="string">
            <text:p>Tomasa Estrad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17:06.91" calcext:value-type="date">
            <text:p>3/2/2023 22:17:06</text:p>
          </table:table-cell>
          <table:table-cell table:style-name="ce4" office:value-type="string" calcext:value-type="string">
            <text:p>Martha Rosas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edio Día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18:50.32" calcext:value-type="date">
            <text:p>3/2/2023 22:18:50</text:p>
          </table:table-cell>
          <table:table-cell table:style-name="ce4" office:value-type="string" calcext:value-type="string">
            <text:p>Marcelina 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style-name="ce4" office:value-type="string" calcext:value-type="string">
            <text:p>3 platos o má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20:36.47" calcext:value-type="date">
            <text:p>3/2/2023 22:20:36</text:p>
          </table:table-cell>
          <table:table-cell table:style-name="ce4" office:value-type="string" calcext:value-type="string">
            <text:p>Raquel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un plat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22:12.78" calcext:value-type="date">
            <text:p>3/2/2023 22:22:12</text:p>
          </table:table-cell>
          <table:table-cell table:style-name="ce4" office:value-type="string" calcext:value-type="string">
            <text:p>Juan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3 personas</text:p>
          </table:table-cell>
          <table:table-cell table:style-name="ce4" office:value-type="string" calcext:value-type="string">
            <text:p>Entre las 10 a.m. 11 de la mañana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02T22:24:11.75" calcext:value-type="date">
            <text:p>3/2/2023 22:24:11</text:p>
          </table:table-cell>
          <table:table-cell table:style-name="ce4" office:value-type="string" calcext:value-type="string">
            <text:p>Rosa Canales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arde</text:p>
          </table:table-cell>
          <table:table-cell table:style-name="ce4" office:value-type="string" calcext:value-type="string">
            <text:p>Más de 5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2 plato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13T00:05:14.23" calcext:value-type="date">
            <text:p>3/13/2023 0:05:14</text:p>
          </table:table-cell>
          <table:table-cell table:style-name="ce4" office:value-type="string" calcext:value-type="string">
            <text:p>Gabriel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ñana</text:p>
          </table:table-cell>
          <table:table-cell table:style-name="ce4" office:value-type="string" calcext:value-type="string">
            <text:p>4 personas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Algunas veces</text:p>
          </table:table-cell>
          <table:table-cell table:style-name="ce4" office:value-type="string" calcext:value-type="string">
            <text:p>un pla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La regalo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3-13T00:06:02.88" calcext:value-type="date">
            <text:p>3/13/2023 0:06:02</text:p>
          </table:table-cell>
          <table:table-cell table:style-name="ce4" office:value-type="string" calcext:value-type="string">
            <text:p>Angelina García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z a la semana</text:p>
          </table:table-cell>
          <table:table-cell table:style-name="ce4" office:value-type="string" calcext:value-type="string">
            <text:p>2 personas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Nunca</text:p>
          </table:table-cell>
          <table:table-cell table:number-columns-repeated="3" table:style-name="ce4" office:value-type="string" calcext:value-type="string">
            <text:p>no aplic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cione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5"/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Usted Cocina?</text:p>
          </table:table-cell>
          <table:covered-table-cell/>
          <table:covered-table-cell table:style-name="ce12"/>
        </table:table-row>
        <table:table-row table:style-name="ro2">
          <table:table-cell table:number-columns-repeated="2"/>
          <table:table-cell office:value-type="string" calcext:value-type="string">
            <text:p>C. Encuestados</text:p>
          </table:table-cell>
          <table:table-cell table:style-name="ce12" office:value-type="string" calcext:value-type="string">
            <text:p>% de respuestas</text:p>
          </table:table-cell>
        </table:table-row>
        <table:table-row table:style-name="ro2">
          <table:table-cell/>
          <table:table-cell office:value-type="string" calcext:value-type="string">
            <text:p>Si</text:p>
          </table:table-cell>
          <table:table-cell table:formula="of:=COUNTIF([$Respuestas.D$2:.D$82];[.B4])" office:value-type="float" office:value="77" calcext:value-type="float">
            <text:p>77</text:p>
          </table:table-cell>
          <table:table-cell table:formula="of:=([.C4]*100)/[.C$6]" office:value-type="float" office:value="95.0617283950617" calcext:value-type="float">
            <text:p>95.06</text:p>
          </table:table-cell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formula="of:=COUNTIF([$Respuestas.D$2:.D$82];[.B5])" office:value-type="float" office:value="4" calcext:value-type="float">
            <text:p>4</text:p>
          </table:table-cell>
          <table:table-cell table:formula="of:=([.C5]*100)/[.C$6]" office:value-type="float" office:value="4.93827160493827" calcext:value-type="float">
            <text:p>4.94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4:.C5])" office:value-type="float" office:value="81" calcext:value-type="float">
            <text:p>81</text:p>
          </table:table-cell>
          <table:table-cell table:style-name="ce12" table:formula="of:=SUM([.D4:.D5])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A qué hora haces las compras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Mañana</text:p>
          </table:table-cell>
          <table:table-cell table:formula="of:=COUNTIF([$Respuestas.E$2:.E$82];[.B9])" office:value-type="float" office:value="45" calcext:value-type="float">
            <text:p>45</text:p>
          </table:table-cell>
          <table:table-cell table:formula="of:=([.C9]*100)/[.C$15]" office:value-type="float" office:value="55.5555555555556" calcext:value-type="float">
            <text:p>55.56</text:p>
          </table:table-cell>
        </table:table-row>
        <table:table-row table:style-name="ro2">
          <table:table-cell/>
          <table:table-cell office:value-type="string" calcext:value-type="string">
            <text:p>Medio Día</text:p>
          </table:table-cell>
          <table:table-cell table:formula="of:=COUNTIF([$Respuestas.E$2:.E$82];[.B10])" office:value-type="float" office:value="11" calcext:value-type="float">
            <text:p>11</text:p>
          </table:table-cell>
          <table:table-cell table:formula="of:=([.C10]*100)/[.C$15]" office:value-type="float" office:value="13.5802469135802" calcext:value-type="float">
            <text:p>13.58</text:p>
          </table:table-cell>
        </table:table-row>
        <table:table-row table:style-name="ro2">
          <table:table-cell/>
          <table:table-cell office:value-type="string" calcext:value-type="string">
            <text:p>Tarde</text:p>
          </table:table-cell>
          <table:table-cell table:formula="of:=COUNTIF([$Respuestas.E$2:.E$82];[.B11])" office:value-type="float" office:value="12" calcext:value-type="float">
            <text:p>12</text:p>
          </table:table-cell>
          <table:table-cell table:formula="of:=([.C11]*100)/[.C$15]" office:value-type="float" office:value="14.8148148148148" calcext:value-type="float">
            <text:p>14.81</text:p>
          </table:table-cell>
        </table:table-row>
        <table:table-row table:style-name="ro2">
          <table:table-cell/>
          <table:table-cell office:value-type="string" calcext:value-type="string">
            <text:p>Noche</text:p>
          </table:table-cell>
          <table:table-cell table:formula="of:=COUNTIF([$Respuestas.E$2:.E$82];[.B12])" office:value-type="float" office:value="0" calcext:value-type="float">
            <text:p>0</text:p>
          </table:table-cell>
          <table:table-cell table:formula="of:=([.C12]*100)/[.C$15]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string" calcext:value-type="string">
            <text:p>Una por semana</text:p>
          </table:table-cell>
          <table:table-cell table:formula="of:=COUNTIF([$Respuestas.E$2:.E$82];&quot;Una vez a la semana&quot;)" office:value-type="float" office:value="9" calcext:value-type="float">
            <text:p>9</text:p>
          </table:table-cell>
          <table:table-cell table:formula="of:=([.C13]*100)/[.C$15]" office:value-type="float" office:value="11.1111111111111" calcext:value-type="float">
            <text:p>11.11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E$2:.E$82];[.B14])" office:value-type="float" office:value="4" calcext:value-type="float">
            <text:p>4</text:p>
          </table:table-cell>
          <table:table-cell table:formula="of:=([.C14]*100)/[.C$15]" office:value-type="float" office:value="4.93827160493827" calcext:value-type="float">
            <text:p>4.94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9:.C14])" office:value-type="float" office:value="81" calcext:value-type="float">
            <text:p>81</text:p>
          </table:table-cell>
          <table:table-cell table:formula="of:=SUM([.D9:.D14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Para cuántas personas cocinas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2 personas</text:p>
          </table:table-cell>
          <table:table-cell table:formula="of:=COUNTIF([$Respuestas.F$2:.F$82];[.B18])" office:value-type="float" office:value="10" calcext:value-type="float">
            <text:p>10</text:p>
          </table:table-cell>
          <table:table-cell table:formula="of:=([.C18]*100)/[.C$23]" office:value-type="float" office:value="12.3456790123457" calcext:value-type="float">
            <text:p>12.35</text:p>
          </table:table-cell>
        </table:table-row>
        <table:table-row table:style-name="ro2">
          <table:table-cell/>
          <table:table-cell office:value-type="string" calcext:value-type="string">
            <text:p>3 personas</text:p>
          </table:table-cell>
          <table:table-cell table:formula="of:=COUNTIF([$Respuestas.F$2:.F$82];[.B19])" office:value-type="float" office:value="14" calcext:value-type="float">
            <text:p>14</text:p>
          </table:table-cell>
          <table:table-cell table:formula="of:=([.C19]*100)/[.C$23]" office:value-type="float" office:value="17.283950617284" calcext:value-type="float">
            <text:p>17.28</text:p>
          </table:table-cell>
        </table:table-row>
        <table:table-row table:style-name="ro2">
          <table:table-cell/>
          <table:table-cell office:value-type="string" calcext:value-type="string">
            <text:p>4 personas</text:p>
          </table:table-cell>
          <table:table-cell table:formula="of:=COUNTIF([$Respuestas.F$2:.F$82];[.B20])" office:value-type="float" office:value="18" calcext:value-type="float">
            <text:p>18</text:p>
          </table:table-cell>
          <table:table-cell table:formula="of:=([.C20]*100)/[.C$23]" office:value-type="float" office:value="22.2222222222222" calcext:value-type="float">
            <text:p>22.22</text:p>
          </table:table-cell>
        </table:table-row>
        <table:table-row table:style-name="ro2">
          <table:table-cell/>
          <table:table-cell office:value-type="string" calcext:value-type="string">
            <text:p>Más de 5</text:p>
          </table:table-cell>
          <table:table-cell table:formula="of:=COUNTIF([$Respuestas.F$2:.F$82];&quot;Más de 5 personas&quot;)" office:value-type="float" office:value="35" calcext:value-type="float">
            <text:p>35</text:p>
          </table:table-cell>
          <table:table-cell table:formula="of:=([.C21]*100)/[.C$23]" office:value-type="float" office:value="43.2098765432099" calcext:value-type="float">
            <text:p>43.21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F$2:.F$82];[.B22])" office:value-type="float" office:value="4" calcext:value-type="float">
            <text:p>4</text:p>
          </table:table-cell>
          <table:table-cell table:formula="of:=([.C22]*100)/[.C$23]" office:value-type="float" office:value="4.93827160493827" calcext:value-type="float">
            <text:p>4.94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18:.C22])" office:value-type="float" office:value="81" calcext:value-type="float">
            <text:p>81</text:p>
          </table:table-cell>
          <table:table-cell table:formula="of:=SUM([.D18:.D22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A qué hora esta lista la comida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5 a.m. - 10 a.m.</text:p>
          </table:table-cell>
          <table:table-cell table:formula="of:=COUNTIF([$Respuestas.G$2:.G$82];&quot;Entre las 5 a.m. a 10 de la mañana&quot;)" office:value-type="float" office:value="1" calcext:value-type="float">
            <text:p>1</text:p>
          </table:table-cell>
          <table:table-cell table:formula="of:=([.C26]*100)/[.C$32]" office:value-type="float" office:value="1.23456790123457" calcext:value-type="float">
            <text:p>1.23</text:p>
          </table:table-cell>
        </table:table-row>
        <table:table-row table:style-name="ro2">
          <table:table-cell/>
          <table:table-cell office:value-type="string" calcext:value-type="string">
            <text:p>10 a.m. - 11 a.m.</text:p>
          </table:table-cell>
          <table:table-cell table:formula="of:=COUNTIF([$Respuestas.G$2:.G$82];&quot;Entre las 10 a.m. 11 de la mañana&quot;)" office:value-type="float" office:value="10" calcext:value-type="float">
            <text:p>10</text:p>
          </table:table-cell>
          <table:table-cell table:formula="of:=([.C27]*100)/[.C$32]" office:value-type="float" office:value="12.3456790123457" calcext:value-type="float">
            <text:p>12.35</text:p>
          </table:table-cell>
        </table:table-row>
        <table:table-row table:style-name="ro2">
          <table:table-cell/>
          <table:table-cell office:value-type="string" calcext:value-type="string">
            <text:p>12 p.m. - 2 p.m.</text:p>
          </table:table-cell>
          <table:table-cell table:formula="of:=COUNTIF([$Respuestas.G$2:.G$82];&quot;Entre las 12 p.m. a 2 de la tarde&quot;)" office:value-type="float" office:value="27" calcext:value-type="float">
            <text:p>27</text:p>
          </table:table-cell>
          <table:table-cell table:formula="of:=([.C28]*100)/[.C$32]" office:value-type="float" office:value="33.3333333333333" calcext:value-type="float">
            <text:p>33.33</text:p>
          </table:table-cell>
        </table:table-row>
        <table:table-row table:style-name="ro2">
          <table:table-cell/>
          <table:table-cell office:value-type="string" calcext:value-type="string">
            <text:p>3 p.m. - 4 p.m.</text:p>
          </table:table-cell>
          <table:table-cell table:formula="of:=COUNTIF([$Respuestas.G$2:.G$82];&quot;Entre las 3 p.m. a 4 de la tarde&quot;)" office:value-type="float" office:value="30" calcext:value-type="float">
            <text:p>30</text:p>
          </table:table-cell>
          <table:table-cell table:formula="of:=([.C29]*100)/[.C$32]" office:value-type="float" office:value="37.037037037037" calcext:value-type="float">
            <text:p>37.04</text:p>
          </table:table-cell>
        </table:table-row>
        <table:table-row table:style-name="ro2">
          <table:table-cell/>
          <table:table-cell office:value-type="string" calcext:value-type="string">
            <text:p>5 p.m. o más </text:p>
          </table:table-cell>
          <table:table-cell table:formula="of:=COUNTIF([$Respuestas.G$2:.G$82];&quot;Después de las 5 de la tarde&quot;)" office:value-type="float" office:value="9" calcext:value-type="float">
            <text:p>9</text:p>
          </table:table-cell>
          <table:table-cell table:formula="of:=([.C30]*100)/[.C$32]" office:value-type="float" office:value="11.1111111111111" calcext:value-type="float">
            <text:p>11.11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G$2:.G$82];&quot;No aplica&quot;)" office:value-type="float" office:value="4" calcext:value-type="float">
            <text:p>4</text:p>
          </table:table-cell>
          <table:table-cell table:formula="of:=([.C31]*100)/[.C$32]" office:value-type="float" office:value="4.93827160493827" calcext:value-type="float">
            <text:p>4.94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26:.C31])" office:value-type="float" office:value="81" calcext:value-type="float">
            <text:p>81</text:p>
          </table:table-cell>
          <table:table-cell table:formula="of:=SUM([.D26:.D31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Te sobra comida preparada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Siempre</text:p>
          </table:table-cell>
          <table:table-cell table:formula="of:=COUNTIF([$Respuestas.H$2:.H$82];[.B35])" office:value-type="float" office:value="56" calcext:value-type="float">
            <text:p>56</text:p>
          </table:table-cell>
          <table:table-cell table:formula="of:=([.C35]*100)/[.C$39]" office:value-type="float" office:value="69.1358024691358" calcext:value-type="float">
            <text:p>69.14</text:p>
          </table:table-cell>
        </table:table-row>
        <table:table-row table:style-name="ro2">
          <table:table-cell/>
          <table:table-cell office:value-type="string" calcext:value-type="string">
            <text:p>Nunca</text:p>
          </table:table-cell>
          <table:table-cell table:formula="of:=COUNTIF([$Respuestas.H$2:.H$82];[.B36])" office:value-type="float" office:value="12" calcext:value-type="float">
            <text:p>12</text:p>
          </table:table-cell>
          <table:table-cell table:formula="of:=([.C36]*100)/[.C$39]" office:value-type="float" office:value="14.8148148148148" calcext:value-type="float">
            <text:p>14.81</text:p>
          </table:table-cell>
        </table:table-row>
        <table:table-row table:style-name="ro2">
          <table:table-cell/>
          <table:table-cell office:value-type="string" calcext:value-type="string">
            <text:p>Algunas veces</text:p>
          </table:table-cell>
          <table:table-cell table:formula="of:=COUNTIF([$Respuestas.H$2:.H$82];[.B37])" office:value-type="float" office:value="5" calcext:value-type="float">
            <text:p>5</text:p>
          </table:table-cell>
          <table:table-cell table:formula="of:=([.C37]*100)/[.C$39]" office:value-type="float" office:value="6.17283950617284" calcext:value-type="float">
            <text:p>6.17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H$2:.H$82];[.B38])" office:value-type="float" office:value="8" calcext:value-type="float">
            <text:p>8</text:p>
          </table:table-cell>
          <table:table-cell table:formula="of:=([.C38]*100)/[.C$39]" office:value-type="float" office:value="9.87654320987654" calcext:value-type="float">
            <text:p>9.88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35:.C38])" office:value-type="float" office:value="81" calcext:value-type="float">
            <text:p>81</text:p>
          </table:table-cell>
          <table:table-cell table:formula="of:=SUM([.D33:.D38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¿Cuántas porciones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medio plato</text:p>
          </table:table-cell>
          <table:table-cell table:formula="of:=COUNTIF([$Respuestas.I$2:.I$82];&quot;medio plato o menos&quot;)" office:value-type="float" office:value="3" calcext:value-type="float">
            <text:p>3</text:p>
          </table:table-cell>
          <table:table-cell table:formula="of:=([.C42]*100)/[.C$47]" office:value-type="float" office:value="3.7037037037037" calcext:value-type="float">
            <text:p>3.70</text:p>
          </table:table-cell>
        </table:table-row>
        <table:table-row table:style-name="ro2">
          <table:table-cell/>
          <table:table-cell office:value-type="string" calcext:value-type="string">
            <text:p>un plato</text:p>
          </table:table-cell>
          <table:table-cell table:formula="of:=COUNTIF([$Respuestas.I$2:.I$82];[.B43])" office:value-type="float" office:value="30" calcext:value-type="float">
            <text:p>30</text:p>
          </table:table-cell>
          <table:table-cell table:formula="of:=([.C43]*100)/[.C$47]" office:value-type="float" office:value="37.037037037037" calcext:value-type="float">
            <text:p>37.04</text:p>
          </table:table-cell>
        </table:table-row>
        <table:table-row table:style-name="ro2">
          <table:table-cell/>
          <table:table-cell office:value-type="string" calcext:value-type="string">
            <text:p>2 platos</text:p>
          </table:table-cell>
          <table:table-cell table:formula="of:=COUNTIF([$Respuestas.I$2:.I$82];[.B44])" office:value-type="float" office:value="18" calcext:value-type="float">
            <text:p>18</text:p>
          </table:table-cell>
          <table:table-cell table:formula="of:=([.C44]*100)/[.C$47]" office:value-type="float" office:value="22.2222222222222" calcext:value-type="float">
            <text:p>22.22</text:p>
          </table:table-cell>
        </table:table-row>
        <table:table-row table:style-name="ro2">
          <table:table-cell/>
          <table:table-cell office:value-type="string" calcext:value-type="string">
            <text:p>3 platos o más</text:p>
          </table:table-cell>
          <table:table-cell table:formula="of:=COUNTIF([$Respuestas.I$2:.I$82];[.B45])" office:value-type="float" office:value="14" calcext:value-type="float">
            <text:p>14</text:p>
          </table:table-cell>
          <table:table-cell table:formula="of:=([.C45]*100)/[.C$47]" office:value-type="float" office:value="17.283950617284" calcext:value-type="float">
            <text:p>17.28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I$2:.I$82];[.B46])" office:value-type="float" office:value="16" calcext:value-type="float">
            <text:p>16</text:p>
          </table:table-cell>
          <table:table-cell table:formula="of:=([.C46]*100)/[.C$47]" office:value-type="float" office:value="19.7530864197531" calcext:value-type="float">
            <text:p>19.75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42:.C46])" office:value-type="float" office:value="81" calcext:value-type="float">
            <text:p>81</text:p>
          </table:table-cell>
          <table:table-cell table:formula="of:=SUM([.D41:.D46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¿Podrías agregar una mas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si</text:p>
          </table:table-cell>
          <table:table-cell table:formula="of:=COUNTIF([$Respuestas.J$2:.J$82];[.B50])" office:value-type="float" office:value="38" calcext:value-type="float">
            <text:p>38</text:p>
          </table:table-cell>
          <table:table-cell table:formula="of:=([.C50]*100)/[.C$53]" office:value-type="float" office:value="46.9135802469136" calcext:value-type="float">
            <text:p>46.91</text:p>
          </table:table-cell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formula="of:=COUNTIF([$Respuestas.J$2:.J$82];[.B51])" office:value-type="float" office:value="16" calcext:value-type="float">
            <text:p>16</text:p>
          </table:table-cell>
          <table:table-cell table:formula="of:=([.C51]*100)/[.C$53]" office:value-type="float" office:value="19.7530864197531" calcext:value-type="float">
            <text:p>19.75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J$2:.J$82];[.B52])" office:value-type="float" office:value="27" calcext:value-type="float">
            <text:p>27</text:p>
          </table:table-cell>
          <table:table-cell table:formula="of:=([.C52]*100)/[.C$53]" office:value-type="float" office:value="33.3333333333333" calcext:value-type="float">
            <text:p>33.33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50:.C52])" office:value-type="float" office:value="81" calcext:value-type="float">
            <text:p>81</text:p>
          </table:table-cell>
          <table:table-cell table:formula="of:=SUM([.D50:.D52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Venderías esa comida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si</text:p>
          </table:table-cell>
          <table:table-cell table:formula="of:=COUNTIF([$Respuestas.K$2:.K$82];[.B56])" office:value-type="float" office:value="19" calcext:value-type="float">
            <text:p>19</text:p>
          </table:table-cell>
          <table:table-cell table:formula="of:=([.C56]*100)/[.C$60]" office:value-type="float" office:value="23.4567901234568" calcext:value-type="float">
            <text:p>23.46</text:p>
          </table:table-cell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formula="of:=COUNTIF([$Respuestas.K$2:.K$82];[.B57])" office:value-type="float" office:value="29" calcext:value-type="float">
            <text:p>29</text:p>
          </table:table-cell>
          <table:table-cell table:formula="of:=([.C57]*100)/[.C$60]" office:value-type="float" office:value="35.8024691358025" calcext:value-type="float">
            <text:p>35.80</text:p>
          </table:table-cell>
        </table:table-row>
        <table:table-row table:style-name="ro2">
          <table:table-cell/>
          <table:table-cell office:value-type="string" calcext:value-type="string">
            <text:p>La regalo</text:p>
          </table:table-cell>
          <table:table-cell table:formula="of:=COUNTIF([$Respuestas.K$2:.K$82];[.B58])" office:value-type="float" office:value="16" calcext:value-type="float">
            <text:p>16</text:p>
          </table:table-cell>
          <table:table-cell table:formula="of:=([.C58]*100)/[.C$60]" office:value-type="float" office:value="19.7530864197531" calcext:value-type="float">
            <text:p>19.75</text:p>
          </table:table-cell>
        </table:table-row>
        <table:table-row table:style-name="ro2">
          <table:table-cell/>
          <table:table-cell office:value-type="string" calcext:value-type="string">
            <text:p>no aplica</text:p>
          </table:table-cell>
          <table:table-cell table:formula="of:=COUNTIF([$Respuestas.K$2:.K$82];[.B59])" office:value-type="float" office:value="17" calcext:value-type="float">
            <text:p>17</text:p>
          </table:table-cell>
          <table:table-cell table:formula="of:=([.C59]*100)/[.C$60]" office:value-type="float" office:value="20.9876543209877" calcext:value-type="float">
            <text:p>20.99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56:.C59])" office:value-type="float" office:value="81" calcext:value-type="float">
            <text:p>81</text:p>
          </table:table-cell>
          <table:table-cell table:formula="of:=SUM([.D56:.D59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¿Tienes y usas WhatsApp?</text:p>
          </table:table-cell>
          <table:covered-table-cell table:number-columns-repeated="2" table:style-name="ce14"/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formula="of:=COUNTIF([$Respuestas.L$2:.L$82];[.B63])" office:value-type="float" office:value="24" calcext:value-type="float">
            <text:p>24</text:p>
          </table:table-cell>
          <table:table-cell table:formula="of:=([.C63]*100)/[.C$65]" office:value-type="float" office:value="29.6296296296296" calcext:value-type="float">
            <text:p>29.63</text:p>
          </table:table-cell>
        </table:table-row>
        <table:table-row table:style-name="ro2">
          <table:table-cell/>
          <table:table-cell office:value-type="string" calcext:value-type="string">
            <text:p>Si</text:p>
          </table:table-cell>
          <table:table-cell table:formula="of:=COUNTIF([$Respuestas.L$2:.L$82];[.B64])" office:value-type="float" office:value="57" calcext:value-type="float">
            <text:p>57</text:p>
          </table:table-cell>
          <table:table-cell table:formula="of:=([.C64]*100)/[.C$65]" office:value-type="float" office:value="70.3703703703704" calcext:value-type="float">
            <text:p>70.37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63:.C64])" office:value-type="float" office:value="81" calcext:value-type="float">
            <text:p>81</text:p>
          </table:table-cell>
          <table:table-cell table:formula="of:=SUM([.D63:.D64])" office:value-type="float" office:value="100" calcext:value-type="float">
            <text:p>100.0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¿Tienes y usas Facebook?</text:p>
          </table:table-cell>
          <table:covered-table-cell/>
          <table:covered-table-cell table:style-name="ce12"/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formula="of:=COUNTIF([$Respuestas.M$2:.M$82];[.B68])" office:value-type="float" office:value="31" calcext:value-type="float">
            <text:p>31</text:p>
          </table:table-cell>
          <table:table-cell table:formula="of:=([.C68]*100)/[.C$70]" office:value-type="float" office:value="38.2716049382716" calcext:value-type="float">
            <text:p>38.27</text:p>
          </table:table-cell>
        </table:table-row>
        <table:table-row table:style-name="ro2">
          <table:table-cell/>
          <table:table-cell office:value-type="string" calcext:value-type="string">
            <text:p>Si</text:p>
          </table:table-cell>
          <table:table-cell table:formula="of:=COUNTIF([$Respuestas.M$2:.M$82];[.B69])" office:value-type="float" office:value="50" calcext:value-type="float">
            <text:p>50</text:p>
          </table:table-cell>
          <table:table-cell table:formula="of:=([.C69]*100)/[.C$70]" office:value-type="float" office:value="61.7283950617284" calcext:value-type="float">
            <text:p>61.73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68:.C69])" office:value-type="float" office:value="81" calcext:value-type="float">
            <text:p>81</text:p>
          </table:table-cell>
          <table:table-cell table:formula="of:=SUM([.D68:.D69])" office:value-type="float" office:value="100" calcext:value-type="float">
            <text:p>100.00</text:p>
          </table:table-cell>
        </table:table-row>
      </table:table>
      <table:table table:name="Graficas" table:style-name="ta2">
        <office:forms form:automatic-focus="false" form:apply-design-mode="false"/>
        <table:shapes>
          <draw:frame draw:z-index="0" draw:style-name="gr1" draw:text-style-name="P1" svg:width="20.356cm" svg:height="12.065cm" svg:x="1.271cm" svg:y="0.418cm">
            <draw:object draw:notify-on-update-of-ranges="Graficas.A1:Graficas.A1 Relaciones.B4:Relaciones.B5 Relaciones.D3:Relaciones.D3 Relaciones.D4:Relacione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4" table:number-columns-repeated="11" table:default-cell-style-name="Default"/>
        <table:table-row table:style-name="ro2" table:number-rows-repeated="30">
          <table:table-cell table:number-columns-repeated="12"/>
        </table:table-row>
        <table:table-row table:style-name="ro2">
          <table:table-cell>
            <draw:frame draw:z-index="1" draw:style-name="gr1" draw:text-style-name="P1" svg:width="20.356cm" svg:height="12.065cm" svg:x="1.19cm" svg:y="0.052cm">
              <draw:object draw:notify-on-update-of-ranges="Relaciones.B9:Relaciones.B14 Relaciones.D3:Relaciones.D3 Relaciones.D9:Relaciones.D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>
            <draw:frame draw:z-index="2" draw:style-name="gr1" draw:text-style-name="P1" svg:width="20.356cm" svg:height="12.065cm" svg:x="1.216cm" svg:y="0.08cm">
              <draw:object draw:notify-on-update-of-ranges="Relaciones.B18:Relaciones.B22 Relaciones.D3:Relaciones.D3 Relaciones.D18:Relaciones.D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>
            <draw:frame draw:z-index="3" draw:style-name="gr1" draw:text-style-name="P1" svg:width="20.354cm" svg:height="13.387cm" svg:x="1.184cm" svg:y="0.132cm">
              <draw:object draw:notify-on-update-of-ranges="Relaciones.B26:Relaciones.B31 Relaciones.D3:Relaciones.D3 Relaciones.D26:Relaciones.D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31">
          <table:table-cell table:number-columns-repeated="12"/>
        </table:table-row>
        <table:table-row table:style-name="ro2">
          <table:table-cell>
            <draw:frame draw:z-index="4" draw:style-name="gr1" draw:text-style-name="P1" svg:width="20.356cm" svg:height="13.096cm" svg:x="1.239cm" svg:y="-0.001cm">
              <draw:object draw:notify-on-update-of-ranges="Relaciones.B35:Relaciones.B38 Relaciones.D3:Relaciones.D3 Relaciones.D35:Relaciones.D3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31">
          <table:table-cell table:number-columns-repeated="12"/>
        </table:table-row>
        <table:table-row table:style-name="ro2">
          <table:table-cell>
            <draw:frame draw:z-index="5" draw:style-name="gr1" draw:text-style-name="P1" svg:width="20.356cm" svg:height="13.096cm" svg:x="1.239cm" svg:y="-0.001cm">
              <draw:object draw:notify-on-update-of-ranges="Relaciones.B42:Relaciones.B46 Relaciones.D3:Relaciones.D3 Relaciones.D42:Relaciones.D4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31">
          <table:table-cell table:number-columns-repeated="12"/>
        </table:table-row>
        <table:table-row table:style-name="ro2">
          <table:table-cell>
            <draw:frame draw:z-index="6" draw:style-name="gr1" draw:text-style-name="P1" svg:width="20.356cm" svg:height="12.114cm" svg:x="1.239cm" svg:y="-0.001cm">
              <draw:object draw:notify-on-update-of-ranges="Relaciones.B50:Relaciones.B52 Relaciones.D3:Relaciones.D3 Relaciones.D50:Relaciones.D5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>
            <draw:frame draw:z-index="7" draw:style-name="gr1" draw:text-style-name="P1" svg:width="20.356cm" svg:height="12.114cm" svg:x="1.239cm" svg:y="-0.001cm">
              <draw:object draw:notify-on-update-of-ranges="Relaciones.B56:Relaciones.B59 Relaciones.D3:Relaciones.D3 Relaciones.D56:Relaciones.D5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>
            <draw:frame draw:z-index="8" draw:style-name="gr1" draw:text-style-name="P1" svg:width="20.356cm" svg:height="12.114cm" svg:x="1.239cm" svg:y="-0.001cm">
              <draw:object draw:notify-on-update-of-ranges="Relaciones.B63:Relaciones.B64 Relaciones.D3:Relaciones.D3 Relaciones.D63:Relaciones.D6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1"/>
          <table:table-cell>
            <draw:frame draw:z-index="10" draw:style-name="gr1" draw:text-style-name="P1" svg:width="20.356cm" svg:height="12.114cm" svg:x="0.048cm" svg:y="0.344cm">
              <draw:object draw:notify-on-update-of-ranges="Relaciones.B63:Relaciones.B64 Relaciones.D63:Relaciones.D64 Relaciones.D68:Relaciones.D6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2" table:number-rows-repeated="14">
          <table:table-cell table:number-columns-repeated="12"/>
        </table:table-row>
        <table:table-row table:style-name="ro2">
          <table:table-cell>
            <draw:frame draw:z-index="9" draw:style-name="gr1" draw:text-style-name="P1" svg:width="20.356cm" svg:height="12.114cm" svg:x="1.239cm" svg:y="-0.003cm">
              <draw:object draw:notify-on-update-of-ranges="Relaciones.B68:Relaciones.B69 Relaciones.D3:Relaciones.D3 Relaciones.D68:Relaciones.D6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MX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spuestas_20_de_20_formulario_20_1" style:display-name="PageStyle_Respuestas de formulario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3-14T21:02:04.787000000</dc:date>
    <meta:editing-duration>PT4M13S</meta:editing-duration>
    <meta:editing-cycles>1</meta:editing-cycles>
    <meta:document-statistic meta:table-count="3" meta:cell-count="1163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066cm" xlink:href=".." xlink:type="simple" chart:class="chart:bar" chart:style-name="ch1">
        <chart:title svg:x="8.507cm" svg:y="0.377cm" chart:style-name="ch2">
          <text:p>¿Usted Cocina?</text:p>
        </chart:title>
        <chart:legend chart:legend-position="end" svg:x="17.009cm" svg:y="5.734cm" style:legend-expansion="high" chart:style-name="ch3"/>
        <chart:plot-area chart:style-name="ch4" table:cell-range-address="Graficas.A1:Graficas.A1 Relaciones.B4:Relaciones.B5 Relaciones.D3:Relaciones.D5" chart:data-source-has-labels="both" svg:x="0.376cm" svg:y="1.069cm" svg:width="16.304cm" svg:height="10.77cm">
          <chart:coordinate-region svg:x="1.659cm" svg:y="1.268cm" svg:width="15.021cm" svg:height="9.924cm"/>
          <chart:axis chart:dimension="x" chart:name="primary-x" chart:style-name="ch5" chartooo:axis-type="auto">
            <chartooo:date-scale/>
            <chart:categories table:cell-range-address="Relaciones.B4:Relaciones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4:Relaciones.D5" chart:label-cell-address="Relaciones.D3:Relaciones.D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.0617283950617">
                <text:p>95.0617283950617</text:p>
                <draw:g>
                  <svg:desc>Relaciones.D4:Relaciones.D5</svg:desc>
                </draw:g>
              </table:table-cell>
            </table:table-row>
            <table:table-row>
              <table:table-cell office:value-type="string"/>
              <table:table-cell office:value-type="float" office:value="4.93827160493827">
                <text:p>4.93827160493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115cm" xlink:href=".." xlink:type="simple" chart:class="chart:bar" chart:style-name="ch1">
        <chart:title svg:x="7.422cm" svg:y="0.378cm" chart:style-name="ch2">
          <text:p>¿Tienes y usas Facebook?</text:p>
        </chart:title>
        <chart:legend chart:legend-position="end" svg:x="16.349cm" svg:y="5.873cm" style:legend-expansion="custom" svg:width="3.138cm" svg:height="0.553cm" style:legend-expansion-aspect-ratio="5.6745027124774" chart:style-name="ch3"/>
        <chart:plot-area chart:style-name="ch4" table:cell-range-address="Relaciones.B68:Relaciones.B69 Relaciones.D3:Relaciones.D3 Relaciones.D68:Relaciones.D69" chart:data-source-has-labels="both" svg:x="0.558cm" svg:y="1.072cm" svg:width="15.311cm" svg:height="9.779cm">
          <chart:coordinate-region svg:x="1.656cm" svg:y="1.271cm" svg:width="14.213cm" svg:height="8.907cm"/>
          <chart:axis chart:dimension="x" chart:name="primary-x" chart:style-name="ch5" chartooo:axis-type="auto">
            <chartooo:date-scale/>
            <chart:categories table:cell-range-address="Relaciones.B68:Relaciones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8:Relaciones.D69" chart:label-cell-address="Relaciones.D3:Relaciones.D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Relaciones.B68:Relaciones.B69</svg:desc>
                </draw:g>
              </table:table-cell>
              <table:table-cell office:value-type="float" office:value="38.2716049382716">
                <text:p>38.2716049382716</text:p>
                <draw:g>
                  <svg:desc>Relaciones.D68:Relaciones.D69</svg:desc>
                </draw:g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61.7283950617284">
                <text:p>61.72839506172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57cm" svg:height="12.115cm" xlink:href=".." xlink:type="simple" chart:class="chart:bar" chart:style-name="ch1">
        <chart:title svg:x="7.74cm" svg:y="0.378cm" chart:style-name="ch2">
          <text:p>WhatsApp vs Facebook</text:p>
        </chart:title>
        <chart:legend chart:legend-position="end" svg:x="16.074cm" svg:y="5.263cm" style:legend-expansion="custom" svg:width="3.138cm" svg:height="0.553cm" style:legend-expansion-aspect-ratio="5.6745027124774" chart:style-name="ch3"/>
        <chart:plot-area chart:style-name="ch4" table:cell-range-address="Relaciones.B63:Relaciones.B64 Relaciones.D63:Relaciones.D64 Relaciones.D68:Relaciones.D69" chart:data-source-has-labels="both" svg:x="0.558cm" svg:y="1.072cm" svg:width="15.311cm" svg:height="9.779cm">
          <chart:coordinate-region svg:x="1.656cm" svg:y="1.271cm" svg:width="14.213cm" svg:height="8.907cm"/>
          <chart:axis chart:dimension="x" chart:name="primary-x" chart:style-name="ch5" chartooo:axis-type="auto">
            <chartooo:date-scale/>
            <chart:categories table:cell-range-address="Relaciones.B63:Relaciones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3:Relaciones.D64" loext:label-string="whatsapp" chart:class="chart:bar">
            <chart:data-point chart:repeated="2"/>
          </chart:series>
          <chart:series chart:style-name="ch9" chart:values-cell-range-address="Relaciones.D68:Relaciones.D69" loext:label-string="facebook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atsapp</text:p>
              </table:table-cell>
              <table:table-cell office:value-type="string">
                <text:p>facebook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Relaciones.B63:Relaciones.B64</svg:desc>
                </draw:g>
              </table:table-cell>
              <table:table-cell office:value-type="float" office:value="29.6296296296296">
                <text:p>29.6296296296296</text:p>
                <draw:g>
                  <svg:desc>Relaciones.D63:Relaciones.D64</svg:desc>
                </draw:g>
              </table:table-cell>
              <table:table-cell office:value-type="float" office:value="38.2716049382716">
                <text:p>38.2716049382716</text:p>
                <draw:g>
                  <svg:desc>Relaciones.D68:Relaciones.D69</svg:desc>
                </draw:g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70.3703703703704">
                <text:p>70.3703703703704</text:p>
              </table:table-cell>
              <table:table-cell office:value-type="float" office:value="61.7283950617284">
                <text:p>61.72839506172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066cm" xlink:href=".." xlink:type="simple" chart:class="chart:bar" chart:style-name="ch1">
        <chart:title svg:x="6.827cm" svg:y="0.377cm" chart:style-name="ch2">
          <text:p>¿A qué hora haces las compras?</text:p>
        </chart:title>
        <chart:legend chart:legend-position="end" svg:x="17.009cm" svg:y="5.734cm" style:legend-expansion="high" chart:style-name="ch3"/>
        <chart:plot-area chart:style-name="ch4" table:cell-range-address="Relaciones.B9:Relaciones.B14 Relaciones.D3:Relaciones.D3 Relaciones.D9:Relaciones.D14" chart:data-source-has-labels="both" svg:x="0.561cm" svg:y="1.069cm" svg:width="16.119cm" svg:height="10.77cm">
          <chart:coordinate-region svg:x="1.659cm" svg:y="1.268cm" svg:width="15.021cm" svg:height="9.924cm"/>
          <chart:axis chart:dimension="x" chart:name="primary-x" chart:style-name="ch5" chartooo:axis-type="auto">
            <chartooo:date-scale/>
            <chart:categories table:cell-range-address="Relaciones.B9:Relaciones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9:Relaciones.D14" chart:label-cell-address="Relaciones.D3:Relaciones.D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Relaciones.B9:Relaciones.B14</svg:desc>
                </draw:g>
              </table:table-cell>
              <table:table-cell office:value-type="float" office:value="55.5555555555556">
                <text:p>55.5555555555556</text:p>
                <draw:g>
                  <svg:desc>Relaciones.D9:Relaciones.D1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3.5802469135802">
                <text:p>13.5802469135802</text:p>
              </table:table-cell>
            </table:table-row>
            <table:table-row>
              <table:table-cell office:value-type="string"/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/>
              <table:table-cell office:value-type="float" office:value="4.93827160493827">
                <text:p>4.93827160493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066cm" xlink:href=".." xlink:type="simple" chart:class="chart:bar" chart:style-name="ch1">
        <chart:title svg:x="6.721cm" svg:y="0.377cm" chart:style-name="ch2">
          <text:p>¿Para cuántas personas cocinas?</text:p>
        </chart:title>
        <chart:legend chart:legend-position="end" svg:x="17.009cm" svg:y="5.734cm" style:legend-expansion="high" chart:style-name="ch3"/>
        <chart:plot-area chart:style-name="ch4" table:cell-range-address="Relaciones.B18:Relaciones.B22 Relaciones.D3:Relaciones.D3 Relaciones.D18:Relaciones.D22" chart:data-source-has-labels="both" svg:x="0.561cm" svg:y="1.069cm" svg:width="16.119cm" svg:height="10.77cm">
          <chart:coordinate-region svg:x="1.659cm" svg:y="1.268cm" svg:width="15.021cm" svg:height="9.924cm"/>
          <chart:axis chart:dimension="x" chart:name="primary-x" chart:style-name="ch5" chartooo:axis-type="auto">
            <chartooo:date-scale/>
            <chart:categories table:cell-range-address="Relaciones.B18:Relaciones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18:Relaciones.D22" chart:label-cell-address="Relaciones.D3:Relaciones.D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ñana</text:p>
                <draw:g>
                  <svg:desc>Relaciones.B18:Relaciones.B22</svg:desc>
                </draw:g>
              </table:table-cell>
              <table:table-cell office:value-type="float" office:value="12.3456790123457">
                <text:p>12.3456790123457</text:p>
                <draw:g>
                  <svg:desc>Relaciones.D18:Relaciones.D22</svg:desc>
                </draw:g>
              </table:table-cell>
            </table:table-row>
            <table:table-row>
              <table:table-cell office:value-type="string">
                <text:p>Medio Día</text:p>
              </table:table-cell>
              <table:table-cell office:value-type="float" office:value="17.283950617284">
                <text:p>17.283950617284</text:p>
              </table:table-cell>
            </table:table-row>
            <table:table-row>
              <table:table-cell office:value-type="string">
                <text:p>Tarde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Noche</text:p>
              </table:table-cell>
              <table:table-cell office:value-type="float" office:value="43.2098765432099">
                <text:p>43.2098765432099</text:p>
              </table:table-cell>
            </table:table-row>
            <table:table-row>
              <table:table-cell office:value-type="string">
                <text:p>Una por semana</text:p>
              </table:table-cell>
              <table:table-cell office:value-type="float" office:value="4.93827160493827">
                <text:p>4.93827160493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5cm" svg:height="13.388cm" xlink:href=".." xlink:type="simple" chart:class="chart:bar" chart:style-name="ch1">
        <chart:title svg:x="6.786cm" svg:y="0.403cm" chart:style-name="ch2">
          <text:p>¿A qué hora esta lista la comida?</text:p>
        </chart:title>
        <chart:legend chart:legend-position="end" svg:x="17.007cm" svg:y="6.395cm" style:legend-expansion="high" chart:style-name="ch3"/>
        <chart:plot-area chart:style-name="ch4" table:cell-range-address="Relaciones.B26:Relaciones.B31 Relaciones.D3:Relaciones.D3 Relaciones.D26:Relaciones.D31" chart:data-source-has-labels="both" svg:x="0.559cm" svg:y="1.203cm" svg:width="16.114cm" svg:height="11.129cm">
          <chart:coordinate-region svg:x="1.657cm" svg:y="1.403cm" svg:width="15.016cm" svg:height="8.033cm"/>
          <chart:axis chart:dimension="x" chart:name="primary-x" chart:style-name="ch5" chartooo:axis-type="auto">
            <chartooo:date-scale/>
            <chart:categories table:cell-range-address="Relaciones.B26:Relaciones.B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26:Relaciones.D31" chart:label-cell-address="Relaciones.D3:Relaciones.D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a.m. - 10 a.m.</text:p>
                <draw:g>
                  <svg:desc>Relaciones.B26:Relaciones.B31</svg:desc>
                </draw:g>
              </table:table-cell>
              <table:table-cell office:value-type="float" office:value="1.23456790123457">
                <text:p>1.23456790123457</text:p>
                <draw:g>
                  <svg:desc>Relaciones.D26:Relaciones.D31</svg:desc>
                </draw:g>
              </table:table-cell>
            </table:table-row>
            <table:table-row>
              <table:table-cell office:value-type="string">
                <text:p>10 a.m. - 11 a.m.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12 p.m. - 2 p.m.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Entre las 3 p.m. a 4 de la tarde</text:p>
              </table:table-cell>
              <table:table-cell office:value-type="float" office:value="37.037037037037">
                <text:p>37.037037037037</text:p>
              </table:table-cell>
            </table:table-row>
            <table:table-row>
              <table:table-cell office:value-type="string">
                <text:p>Después de las 5 de la tarde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4.93827160493827">
                <text:p>4.938271604938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3.097cm" xlink:href=".." xlink:type="simple" chart:class="chart:bar" chart:style-name="ch1">
        <chart:title svg:x="7.131cm" svg:y="0.397cm" chart:style-name="ch2">
          <text:p>¿Te sobra comida preparada?</text:p>
        </chart:title>
        <chart:legend chart:legend-position="end" svg:x="17.009cm" svg:y="6.249cm" style:legend-expansion="high" chart:style-name="ch3"/>
        <chart:plot-area chart:style-name="ch4" table:cell-range-address="Relaciones.B35:Relaciones.B38 Relaciones.D3:Relaciones.D3 Relaciones.D35:Relaciones.D38" chart:data-source-has-labels="both" svg:x="0.56cm" svg:y="1.177cm" svg:width="16.116cm" svg:height="11.342cm">
          <chart:coordinate-region svg:x="1.658cm" svg:y="1.376cm" svg:width="15.018cm" svg:height="8.618cm"/>
          <chart:axis chart:dimension="x" chart:name="primary-x" chart:style-name="ch5" chartooo:axis-type="auto">
            <chartooo:date-scale/>
            <chart:categories table:cell-range-address="Relaciones.B35:Relaciones.B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35:Relaciones.D38" chart:label-cell-address="Relaciones.D3:Relaciones.D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personas</text:p>
                <draw:g>
                  <svg:desc>Relaciones.B35:Relaciones.B38</svg:desc>
                </draw:g>
              </table:table-cell>
              <table:table-cell office:value-type="float" office:value="69.1358024691358">
                <text:p>69.1358024691358</text:p>
                <draw:g>
                  <svg:desc>Relaciones.D35:Relaciones.D38</svg:desc>
                </draw:g>
              </table:table-cell>
            </table:table-row>
            <table:table-row>
              <table:table-cell office:value-type="string">
                <text:p>3 personas</text:p>
              </table:table-cell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>
                <text:p>4 personas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Más de 5</text:p>
              </table:table-cell>
              <table:table-cell office:value-type="float" office:value="9.87654320987654">
                <text:p>9.876543209876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3.097cm" xlink:href=".." xlink:type="simple" chart:class="chart:bar" chart:style-name="ch1">
        <chart:title svg:x="7.991cm" svg:y="0.397cm" chart:style-name="ch2">
          <text:p>¿Cuántas porciones?</text:p>
        </chart:title>
        <chart:legend chart:legend-position="end" svg:x="17.009cm" svg:y="6.249cm" style:legend-expansion="high" chart:style-name="ch3"/>
        <chart:plot-area chart:style-name="ch4" table:cell-range-address="Relaciones.B42:Relaciones.B46 Relaciones.D3:Relaciones.D3 Relaciones.D42:Relaciones.D46" chart:data-source-has-labels="both" svg:x="0.56cm" svg:y="1.177cm" svg:width="16.116cm" svg:height="11.342cm">
          <chart:coordinate-region svg:x="1.658cm" svg:y="1.376cm" svg:width="15.018cm" svg:height="8.618cm"/>
          <chart:axis chart:dimension="x" chart:name="primary-x" chart:style-name="ch5" chartooo:axis-type="auto">
            <chartooo:date-scale/>
            <chart:categories table:cell-range-address="Relaciones.B42:Relaciones.B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42:Relaciones.D46" chart:label-cell-address="Relaciones.D3:Relaciones.D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o plato o menos</text:p>
                <draw:g>
                  <svg:desc>Relaciones.B42:Relaciones.B46</svg:desc>
                </draw:g>
              </table:table-cell>
              <table:table-cell office:value-type="float" office:value="3.7037037037037">
                <text:p>3.7037037037037</text:p>
                <draw:g>
                  <svg:desc>Relaciones.D42:Relaciones.D46</svg:desc>
                </draw:g>
              </table:table-cell>
            </table:table-row>
            <table:table-row>
              <table:table-cell office:value-type="string">
                <text:p>un plato</text:p>
              </table:table-cell>
              <table:table-cell office:value-type="float" office:value="37.037037037037">
                <text:p>37.037037037037</text:p>
              </table:table-cell>
            </table:table-row>
            <table:table-row>
              <table:table-cell office:value-type="string">
                <text:p>2 platos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3 platos o más</text:p>
              </table:table-cell>
              <table:table-cell office:value-type="float" office:value="17.283950617284">
                <text:p>17.283950617284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19.7530864197531">
                <text:p>19.75308641975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115cm" xlink:href=".." xlink:type="simple" chart:class="chart:bar" chart:style-name="ch1">
        <chart:title svg:x="7.343cm" svg:y="0.378cm" chart:style-name="ch2">
          <text:p>¿Podrías agregar una mas?</text:p>
        </chart:title>
        <chart:legend chart:legend-position="end" svg:x="16.349cm" svg:y="5.873cm" style:legend-expansion="custom" svg:width="3.138cm" svg:height="0.553cm" style:legend-expansion-aspect-ratio="5.6745027124774" chart:style-name="ch3"/>
        <chart:plot-area chart:style-name="ch4" table:cell-range-address="Relaciones.B50:Relaciones.B52 Relaciones.D3:Relaciones.D3 Relaciones.D50:Relaciones.D52" chart:data-source-has-labels="both" svg:x="0.559cm" svg:y="1.072cm" svg:width="15.311cm" svg:height="10.732cm">
          <chart:coordinate-region svg:x="1.657cm" svg:y="1.271cm" svg:width="14.213cm" svg:height="8.907cm"/>
          <chart:axis chart:dimension="x" chart:name="primary-x" chart:style-name="ch5" chartooo:axis-type="auto">
            <chartooo:date-scale/>
            <chart:categories table:cell-range-address="Relaciones.B50:Relaciones.B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50:Relaciones.D52" chart:label-cell-address="Relaciones.D3:Relaciones.D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o plato</text:p>
                <draw:g>
                  <svg:desc>Relaciones.B50:Relaciones.B52</svg:desc>
                </draw:g>
              </table:table-cell>
              <table:table-cell office:value-type="float" office:value="46.9135802469136">
                <text:p>46.9135802469136</text:p>
                <draw:g>
                  <svg:desc>Relaciones.D50:Relaciones.D52</svg:desc>
                </draw:g>
              </table:table-cell>
            </table:table-row>
            <table:table-row>
              <table:table-cell office:value-type="string">
                <text:p>un plato</text:p>
              </table:table-cell>
              <table:table-cell office:value-type="float" office:value="19.7530864197531">
                <text:p>19.7530864197531</text:p>
              </table:table-cell>
            </table:table-row>
            <table:table-row>
              <table:table-cell office:value-type="string">
                <text:p>2 platos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115cm" xlink:href=".." xlink:type="simple" chart:class="chart:bar" chart:style-name="ch1">
        <chart:title svg:x="7.634cm" svg:y="0.378cm" chart:style-name="ch2">
          <text:p>¿Venderías esa comida?</text:p>
        </chart:title>
        <chart:legend chart:legend-position="end" svg:x="16.349cm" svg:y="5.873cm" style:legend-expansion="custom" svg:width="3.138cm" svg:height="0.553cm" style:legend-expansion-aspect-ratio="5.6745027124774" chart:style-name="ch3"/>
        <chart:plot-area chart:style-name="ch4" table:cell-range-address="Relaciones.B56:Relaciones.B59 Relaciones.D3:Relaciones.D3 Relaciones.D56:Relaciones.D59" chart:data-source-has-labels="both" svg:x="0.558cm" svg:y="1.072cm" svg:width="15.311cm" svg:height="10.758cm">
          <chart:coordinate-region svg:x="1.656cm" svg:y="1.271cm" svg:width="14.213cm" svg:height="8.907cm"/>
          <chart:axis chart:dimension="x" chart:name="primary-x" chart:style-name="ch5" chartooo:axis-type="auto">
            <chartooo:date-scale/>
            <chart:categories table:cell-range-address="Relaciones.B56:Relaciones.B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56:Relaciones.D59" chart:label-cell-address="Relaciones.D3:Relaciones.D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Relaciones.B56:Relaciones.B59</svg:desc>
                </draw:g>
              </table:table-cell>
              <table:table-cell office:value-type="float" office:value="23.4567901234568">
                <text:p>23.4567901234568</text:p>
                <draw:g>
                  <svg:desc>Relaciones.D56:Relaciones.D59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5.8024691358025">
                <text:p>35.8024691358025</text:p>
              </table:table-cell>
            </table:table-row>
            <table:table-row>
              <table:table-cell office:value-type="string">
                <text:p>La regalo</text:p>
              </table:table-cell>
              <table:table-cell office:value-type="float" office:value="19.7530864197531">
                <text:p>19.7530864197531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20.9876543209877">
                <text:p>20.9876543209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57cm" svg:height="12.115cm" xlink:href=".." xlink:type="simple" chart:class="chart:bar" chart:style-name="ch1">
        <chart:title svg:x="7.37cm" svg:y="0.378cm" chart:style-name="ch2">
          <text:p>¿Tienes y usas WhatsApp?</text:p>
        </chart:title>
        <chart:legend chart:legend-position="end" svg:x="16.349cm" svg:y="5.873cm" style:legend-expansion="custom" svg:width="3.138cm" svg:height="0.553cm" style:legend-expansion-aspect-ratio="5.6745027124774" chart:style-name="ch3"/>
        <chart:plot-area chart:style-name="ch4" table:cell-range-address="Relaciones.B63:Relaciones.B64 Relaciones.D3:Relaciones.D3 Relaciones.D63:Relaciones.D64" chart:data-source-has-labels="both" svg:x="0.558cm" svg:y="1.072cm" svg:width="15.311cm" svg:height="9.779cm">
          <chart:coordinate-region svg:x="1.656cm" svg:y="1.271cm" svg:width="14.213cm" svg:height="8.907cm"/>
          <chart:axis chart:dimension="x" chart:name="primary-x" chart:style-name="ch5" chartooo:axis-type="auto">
            <chartooo:date-scale/>
            <chart:categories table:cell-range-address="Relaciones.B63:Relaciones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3:Relaciones.D64" chart:label-cell-address="Relaciones.D3:Relaciones.D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Relaciones.B63:Relaciones.B64</svg:desc>
                </draw:g>
              </table:table-cell>
              <table:table-cell office:value-type="float" office:value="29.6296296296296">
                <text:p>29.6296296296296</text:p>
                <draw:g>
                  <svg:desc>Relaciones.D63:Relaciones.D6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70.3703703703704">
                <text:p>70.37037037037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